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ViscaFlorian/SAE-html-main.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09:54:11.509000000</meta:creation-date>
    <dc:date>2023-12-08T09:54:29.434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9" meta:non-whitespace-character-count="49"/>
    <meta:generator>LibreOffice/7.5.6.2$Windows_X86_64 LibreOffice_project/f654817fb68d6d4600d7d2f6b647e47729f55f15</meta:generator>
  </office:meta>
</office:document-meta>
</file>